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904cm"/>
    </style:style>
    <style:style style:name="co3" style:family="table-column">
      <style:table-column-properties fo:break-before="auto" style:column-width="3.32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1" table:default-cell-style-name="ce2"/>
        <table:table-column table:style-name="co1" table:number-columns-repeated="1019" table:default-cell-style-name="Default"/>
        <table:table-row table:style-name="ro2">
          <table:table-cell table:style-name="ce1" office:value-type="string">
            <text:p>Crabtree Switch Test System 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Default"/>
          <table:table-cell/>
          <table:table-cell table:style-name="ce1" office:value-type="string">
            <text:p>Hourly fee</text:p>
          </table:table-cell>
          <table:table-cell table:style-name="ce1"/>
          <table:table-cell office:value-type="float" office:value="950">
            <text:p>95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Part N – Installation and testing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1"/>
          <table:table-cell table:style-name="ce1" office:value-type="string">
            <text:p>Item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Time (hours)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Price</text:p>
          </table:table-cell>
          <table:table-cell table:style-name="ce1" table:number-columns-repeated="1018"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Installation on new PC</text:p>
          </table:table-cell>
          <table:table-cell office:value-type="float" office:value="8">
            <text:p>8</text:p>
          </table:table-cell>
          <table:table-cell/>
          <table:table-cell table:formula="of:=[.D6]*[.$F$2]" office:value-type="float" office:value="7600">
            <text:p>760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number-columns-repeated="1021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Testing of Software, DAQ, and temperature transmitter board</text:p>
          </table:table-cell>
          <table:table-cell office:value-type="float" office:value="36">
            <text:p>36</text:p>
          </table:table-cell>
          <table:table-cell/>
          <table:table-cell table:formula="of:=[.D8]*[.$F$2]" office:value-type="float" office:value="34200">
            <text:p>3420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"/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>
            <text:p>total</text:p>
          </table:table-cell>
          <table:table-cell table:style-name="ce1" table:formula="of:=SUM([.D6:.D14])" office:value-type="float" office:value="44">
            <text:p>44</text:p>
          </table:table-cell>
          <table:table-cell table:style-name="ce1"/>
          <table:table-cell table:style-name="ce1" table:formula="of:=SUM([.F6:.F13])" office:value-type="float" office:value="41800">
            <text:p>41800</text:p>
          </table:table-cell>
          <table:table-cell table:number-columns-repeated="1018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19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26">2023/04/26</text:date>, <text:time>08:2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Westwood</meta:initial-creator>
    <meta:creation-date>2023-04-21T13:54:04.61</meta:creation-date>
    <dc:date>2023-04-26T08:22:40.02</dc:date>
    <dc:creator>Mike Westwood</dc:creator>
    <meta:editing-duration>PT13M50S</meta:editing-duration>
    <meta:editing-cycles>2</meta:editing-cycles>
    <meta:generator>OpenOffice/4.1.14$Win32 OpenOffice.org_project/4114m1$Build-9811</meta:generator>
    <meta:document-statistic meta:table-count="3" meta:cell-count="20" meta:object-count="0"/>
  </office:meta>
</office:document-meta>
</file>